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C000001D9796C4D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34f" officeooo:paragraph-rsid="000133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334f" officeooo:paragraph-rsid="000133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3"/>
      <text:p text:style-name="P2">ACTIVIDAD 1</text:p>
      <text:p text:style-name="P3"><draw:frame draw:style-name="fr1" draw:name="Imagen1" text:anchor-type="char" svg:width="17cm" svg:height="7.004cm" draw:z-index="0"><draw:image xlink:href="Pictures/100000010000047C000001D9796C4DCF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06:41.936608720</meta:creation-date>
    <dc:date>2024-10-07T13:09:07.934590423</dc:date>
    <meta:editing-duration>PT2M26S</meta:editing-duration>
    <meta:editing-cycles>1</meta:editing-cycles>
    <meta:document-statistic meta:table-count="0" meta:image-count="1" meta:object-count="0" meta:page-count="1" meta:paragraph-count="2" meta:word-count="4" meta:character-count="17" meta:non-whitespace-character-count="15"/>
    <meta:generator>LibreOffice/24.2.5.2$Linux_X86_64 LibreOffice_project/420$Build-2</meta:generator>
  </office:meta>
</office:document-meta>
</file>